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Resume</text:title></text:p>
      <text:p text:style-name="OrgTitle"/>
      <text:p text:style-name="OrgSubtitle"><text:initial-creator>Oleg Sivokon</text:initial-creator></text:p>
      <text:p text:style-name="OrgSubtitle"/>
      <text:p text:style-name="OrgSubtitle"><text:span text:style-name="OrgActiveTimestamp">&lt;2014-11-28-Fri&gt;</text:span></text:p>
      <text:p text:style-name="OrgSubtitle"/>
      <text:h text:style-name="Heading_20_1" text:outline-level="1">
<text:bookmark-start text:name="OrgXref.sec-1"/>
<text:bookmark text:name="sec-1"/>Contact Information
<text:bookmark-end text:name="OrgXref.sec-1"/></text:h>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Name:</text:p>
              </table:table-cell>
              <table:table-cell table:style-name="OrgTblCellT">
                <text:p text:style-name="OrgTableContentsLeft">Oleg Sivokon</text:p>
              </table:table-cell>
            </table:table-row>
            <table:table-row>
              <table:table-cell table:style-name="OrgTblCell">
                <text:p text:style-name="OrgTableContentsLeft">Birth date:</text:p>
              </table:table-cell>
              <table:table-cell table:style-name="OrgTblCell">
                <text:p text:style-name="OrgTableContentsLeft">23, 06, 1978</text:p>
              </table:table-cell>
            </table:table-row>
            <table:table-row>
              <table:table-cell table:style-name="OrgTblCell">
                <text:p text:style-name="OrgTableContentsLeft">Cell phone:</text:p>
              </table:table-cell>
              <table:table-cell table:style-name="OrgTblCell">
                <text:p text:style-name="OrgTableContentsLeft">+972 (0) 544-563314</text:p>
              </table:table-cell>
            </table:table-row>
            <table:table-row>
              <table:table-cell table:style-name="OrgTblCell">
                <text:p text:style-name="OrgTableContentsLeft">Email:</text:p>
              </table:table-cell>
              <table:table-cell table:style-name="OrgTblCell">
                <text:p text:style-name="OrgTableContentsLeft"><text:a xlink:type="simple" xlink:href="mailto:olegsivokon@gmail.com">olegsivokon@gmail.com</text:a></text:p>
              </table:table-cell>
            </table:table-row>
            <table:table-row>
              <table:table-cell table:style-name="OrgTblCellB">
                <text:p text:style-name="OrgTableContentsLeft">Address:</text:p>
              </table:table-cell>
              <table:table-cell table:style-name="OrgTblCellB">
                <text:p text:style-name="OrgTableContentsLeft">Florentin 50, Tel Aviv, Israel</text:p>
              </table:table-cell>
            </table:table-row>
          </table:table-rows>
        </table:table>
      </text:section>
      <text:p text:style-name="Text_20_body"><text:span text:style-name="Emphasis">You can find an up-to-date electronic copy of this document at</text:span>
</text:p>
      <text:p text:style-name="Text_20_body"><text:a xlink:type="simple" xlink:href="https://github.com/wvxvw/resume">https://github.com/wvxvw/resume</text:a>
</text:p>
      <text:p text:style-name="Text_20_body">\clearpage
</text:p>
      <text:h text:style-name="Heading_20_1" text:outline-level="1">
<text:bookmark-start text:name="OrgXref.sec-2"/>
<text:bookmark text:name="sec-2"/>Foreword
<text:bookmark-end text:name="OrgXref.sec-2"/></text:h>
      <text:p text:style-name="Text_20_body">Even though most of my recorded experience is in Flash and associated
technologies, I am now looking to continue in a different field.  Being an
Emacs user, my preferences of language, operating system and general attitude
towards my trade have grown to be very different from those typical of the
Flash community.  The closest thing I can possibly hope to find on the jobs
market would be a Python programmer position, with a very strong preference
towards Linux as a working environment.
</text:p>
      <text:h text:style-name="Heading_20_1" text:outline-level="1">
<text:bookmark-start text:name="OrgXref.sec-3"/>
<text:bookmark text:name="sec-3"/>Work History
<text:bookmark-end text:name="OrgXref.sec-3"/></text:h>
      <text:h text:style-name="Heading_20_2" text:outline-level="2">
<text:bookmark-start text:name="OrgXref.sec-3-1"/>
<text:bookmark text:name="sec-3-1"/>PowToon Ltd.
<text:bookmark-end text:name="OrgXref.sec-3-1"/></text:h>
      <text:list text:style-name="OrgBulletedList" text:continue-numbering="false">
        <text:list-item>
          <text:p text:style-name="Text_20_body"><text:span text:style-name="Bold">Position:</text:span> <text:span text:style-name="Emphasis">Programmer</text:span>
</text:p>
        </text:list-item>
        <text:list-item>
          <text:p text:style-name="Text_20_body"><text:span text:style-name="Bold">Term:</text:span> <text:span text:style-name="Emphasis">January 2014 – Present</text:span>
</text:p>
        </text:list-item>
      </text:list>
      <text:h text:style-name="Heading_20_2" text:outline-level="2">
<text:bookmark-start text:name="OrgXref.sec-3-2"/>
<text:bookmark text:name="sec-3-2"/>TransGaming Inc.
<text:bookmark-end text:name="OrgXref.sec-3-2"/></text:h>
      <text:list text:style-name="OrgBulletedList" text:continue-numbering="false">
        <text:list-item>
          <text:p text:style-name="Text_20_body"><text:span text:style-name="Bold">Position:</text:span> <text:span text:style-name="Emphasis">Programmer</text:span>
</text:p>
        </text:list-item>
        <text:list-item>
          <text:p text:style-name="Text_20_body"><text:span text:style-name="Bold">Term:</text:span> <text:span text:style-name="Emphasis">April 2013 – 2013 (less than a year)</text:span>
</text:p>
        </text:list-item>
      </text:list>
      <text:h text:style-name="Heading_20_2" text:outline-level="2">
<text:bookmark-start text:name="OrgXref.sec-3-3"/>
<text:bookmark text:name="sec-3-3"/>Hewlett-Packard
<text:bookmark-end text:name="OrgXref.sec-3-3"/></text:h>
      <text:list text:style-name="OrgBulletedList" text:continue-numbering="false">
        <text:list-item>
          <text:p text:style-name="Text_20_body"><text:span text:style-name="Bold">Position:</text:span> <text:span text:style-name="Emphasis">Programmer</text:span>
</text:p>
        </text:list-item>
        <text:list-item>
          <text:p text:style-name="Text_20_body"><text:span text:style-name="Bold">Term:</text:span> <text:span text:style-name="Emphasis">October 2011 – April 2012 (7 months)</text:span>
</text:p>
        </text:list-item>
      </text:list>
      <text:h text:style-name="Heading_20_2" text:outline-level="2">
<text:bookmark-start text:name="OrgXref.sec-3-4"/>
<text:bookmark text:name="sec-3-4"/>Rounds
<text:bookmark-end text:name="OrgXref.sec-3-4"/></text:h>
      <text:list text:style-name="OrgBulletedList" text:continue-numbering="false">
        <text:list-item>
          <text:p text:style-name="Text_20_body"><text:span text:style-name="Bold">Position:</text:span> <text:span text:style-name="Emphasis">Programmer</text:span>
</text:p>
        </text:list-item>
        <text:list-item>
          <text:p text:style-name="Text_20_body"><text:span text:style-name="Bold">Term:</text:span> <text:span text:style-name="Emphasis">December 2010 – August 2011 (9 months)</text:span>
</text:p>
        </text:list-item>
      </text:list>
      <text:h text:style-name="Heading_20_2" text:outline-level="2">
<text:bookmark-start text:name="OrgXref.sec-3-5"/>
<text:bookmark text:name="sec-3-5"/>BrainPOP
<text:bookmark-end text:name="OrgXref.sec-3-5"/></text:h>
      <text:list text:style-name="OrgBulletedList" text:continue-numbering="false">
        <text:list-item>
          <text:p text:style-name="Text_20_body"><text:span text:style-name="Bold">Position:</text:span> <text:span text:style-name="Emphasis">Advisor</text:span>
</text:p>
        </text:list-item>
        <text:list-item>
          <text:p text:style-name="Text_20_body"><text:span text:style-name="Bold">Term:</text:span> <text:span text:style-name="Emphasis">2008 – March 2010 (2 years)</text:span>
</text:p>
        </text:list-item>
      </text:list>
      <text:h text:style-name="Heading_20_2" text:outline-level="2">
<text:bookmark-start text:name="OrgXref.sec-3-6"/>
<text:bookmark text:name="sec-3-6"/>AditAll
<text:bookmark-end text:name="OrgXref.sec-3-6"/></text:h>
      <text:list text:style-name="OrgBulletedList" text:continue-numbering="false">
        <text:list-item>
          <text:p text:style-name="Text_20_body"><text:span text:style-name="Bold">Position:</text:span> <text:span text:style-name="Emphasis">Programmer</text:span>
</text:p>
        </text:list-item>
        <text:list-item>
          <text:p text:style-name="Text_20_body"><text:span text:style-name="Bold">Term:</text:span> <text:span text:style-name="Emphasis">June 2007–March 2010 (2 years 10 months)</text:span>
</text:p>
        </text:list-item>
      </text:list>
      <text:h text:style-name="Heading_20_2" text:outline-level="2">
<text:bookmark-start text:name="OrgXref.sec-3-7"/>
<text:bookmark text:name="sec-3-7"/>Gazit Studio
<text:bookmark-end text:name="OrgXref.sec-3-7"/></text:h>
      <text:list text:style-name="OrgBulletedList" text:continue-numbering="false">
        <text:list-item>
          <text:p text:style-name="Text_20_body"><text:span text:style-name="Bold">Position:</text:span> <text:span text:style-name="Emphasis">Programmer</text:span>
</text:p>
        </text:list-item>
        <text:list-item>
          <text:p text:style-name="Text_20_body"><text:span text:style-name="Bold">Term:</text:span> <text:span text:style-name="Emphasis">January 2006–June 2006 (6 months)</text:span>
</text:p>
        </text:list-item>
      </text:list>
      <text:h text:style-name="Heading_20_2" text:outline-level="2">
<text:bookmark-start text:name="OrgXref.sec-3-8"/>
<text:bookmark text:name="sec-3-8"/>TimeZero LLC
<text:bookmark-end text:name="OrgXref.sec-3-8"/></text:h>
      <text:list text:style-name="OrgBulletedList" text:continue-numbering="false">
        <text:list-item>
          <text:p text:style-name="Text_20_body"><text:span text:style-name="Bold">Position:</text:span> <text:span text:style-name="Emphasis">Designer</text:span>
</text:p>
        </text:list-item>
        <text:list-item>
          <text:p text:style-name="Text_20_body"><text:span text:style-name="Bold">Term:</text:span> <text:span text:style-name="Emphasis">June 2005 – December 2005 (7 months)</text:span>
</text:p>
        </text:list-item>
      </text:list>
      <text:h text:style-name="Heading_20_1" text:outline-level="1">
<text:bookmark-start text:name="OrgXref.sec-4"/>
<text:bookmark text:name="sec-4"/>Skills
<text:bookmark-end text:name="OrgXref.sec-4"/></text:h>
      <text:p text:style-name="Text_20_body">Listed below are the languages I used to write something more substantial
than a ``hello world'' program, but my level of proficiency with them is
very different.  My favorite languages are in the Lisp family, but I also
like Prolog and am interested in statistical programming.
</text:p>
      <text:h text:style-name="Heading_20_2" text:outline-level="2">
<text:bookmark-start text:name="OrgXref.sec-4-1"/>
<text:bookmark text:name="sec-4-1"/>Lisps
<text:bookmark-end text:name="OrgXref.sec-4-1"/></text:h>
      <text:list text:style-name="OrgBulletedList" text:continue-numbering="false">
        <text:list-item>
          <text:p text:style-name="Text_20_body">Common Lisp
</text:p>
        </text:list-item>
        <text:list-item>
          <text:p text:style-name="Text_20_body">Scheme
</text:p>
        </text:list-item>
        <text:list-item>
          <text:p text:style-name="Text_20_body">Clojure
</text:p>
        </text:list-item>
        <text:list-item>
          <text:p text:style-name="Text_20_body">Shen
</text:p>
        </text:list-item>
        <text:list-item>
          <text:p text:style-name="Text_20_body">JavaScript
</text:p>
        </text:list-item>
        <text:list-item>
          <text:p text:style-name="Text_20_body">ActionScript
</text:p>
        </text:list-item>
      </text:list>
      <text:h text:style-name="Heading_20_2" text:outline-level="2">
<text:bookmark-start text:name="OrgXref.sec-4-2"/>
<text:bookmark text:name="sec-4-2"/>Fortran Family
<text:bookmark-end text:name="OrgXref.sec-4-2"/></text:h>
      <text:list text:style-name="OrgBulletedList" text:continue-numbering="false">
        <text:list-item>
          <text:p text:style-name="Text_20_body">Java
</text:p>
        </text:list-item>
        <text:list-item>
          <text:p text:style-name="Text_20_body">C
</text:p>
        </text:list-item>
        <text:list-item>
          <text:p text:style-name="Text_20_body">C#
</text:p>
        </text:list-item>
      </text:list>
      <text:h text:style-name="Heading_20_2" text:outline-level="2">
<text:bookmark-start text:name="OrgXref.sec-4-3"/>
<text:bookmark text:name="sec-4-3"/>ML Family
<text:bookmark-end text:name="OrgXref.sec-4-3"/></text:h>
      <text:list text:style-name="OrgBulletedList" text:continue-numbering="false">
        <text:list-item>
          <text:p text:style-name="Text_20_body">OCaml
</text:p>
        </text:list-item>
        <text:list-item>
          <text:p text:style-name="Text_20_body">Haskell
</text:p>
        </text:list-item>
        <text:list-item>
          <text:p text:style-name="Text_20_body">Erlang
</text:p>
        </text:list-item>
        <text:list-item>
          <text:p text:style-name="Text_20_body">Haxe
</text:p>
        </text:list-item>
        <text:list-item>
          <text:p text:style-name="Text_20_body">Scala
</text:p>
        </text:list-item>
      </text:list>
      <text:h text:style-name="Heading_20_2" text:outline-level="2">
<text:bookmark-start text:name="OrgXref.sec-4-4"/>
<text:bookmark text:name="sec-4-4"/>Basic Family
<text:bookmark-end text:name="OrgXref.sec-4-4"/></text:h>
      <text:list text:style-name="OrgBulletedList" text:continue-numbering="false">
        <text:list-item>
          <text:p text:style-name="Text_20_body">Python
</text:p>
        </text:list-item>
      </text:list>
      <text:h text:style-name="Heading_20_2" text:outline-level="2">
<text:bookmark-start text:name="OrgXref.sec-4-5"/>
<text:bookmark text:name="sec-4-5"/>Math and Statistics
<text:bookmark-end text:name="OrgXref.sec-4-5"/></text:h>
      <text:list text:style-name="OrgBulletedList" text:continue-numbering="false">
        <text:list-item>
          <text:p text:style-name="Text_20_body">Octave (Matlab)
</text:p>
        </text:list-item>
        <text:list-item>
          <text:p text:style-name="Text_20_body">R (S)
</text:p>
        </text:list-item>
        <text:list-item>
          <text:p text:style-name="Text_20_body">Maxima
</text:p>
        </text:list-item>
        <text:list-item>
          <text:p text:style-name="Text_20_body">J
</text:p>
        </text:list-item>
      </text:list>
      <text:h text:style-name="Heading_20_2" text:outline-level="2">
<text:bookmark-start text:name="OrgXref.sec-4-6"/>
<text:bookmark text:name="sec-4-6"/>Logic Programming
<text:bookmark-end text:name="OrgXref.sec-4-6"/></text:h>
      <text:list text:style-name="OrgBulletedList" text:continue-numbering="false">
        <text:list-item>
          <text:p text:style-name="Text_20_body">Prolog
</text:p>
        </text:list-item>
        <text:list-item>
          <text:p text:style-name="Text_20_body">Mercury
</text:p>
        </text:list-item>
      </text:list>
      <text:h text:style-name="Heading_20_2" text:outline-level="2">
<text:bookmark-start text:name="OrgXref.sec-4-7"/>
<text:bookmark text:name="sec-4-7"/>Misc
<text:bookmark-end text:name="OrgXref.sec-4-7"/></text:h>
      <text:list text:style-name="OrgBulletedList" text:continue-numbering="false">
        <text:list-item>
          <text:p text:style-name="Text_20_body">Rust
</text:p>
        </text:list-item>
        <text:list-item>
          <text:p text:style-name="Text_20_body">SQL
</text:p>
        </text:list-item>
        <text:list-item>
          <text:p text:style-name="Text_20_body">Forth
</text:p>
        </text:list-item>
      </text:list>
      <text:h text:style-name="Heading_20_2" text:outline-level="2">
<text:bookmark-start text:name="OrgXref.sec-4-8"/>
<text:bookmark text:name="sec-4-8"/>DevOps
<text:bookmark-end text:name="OrgXref.sec-4-8"/></text:h>
      <text:list text:style-name="OrgBulletedList" text:continue-numbering="false">
        <text:list-item>
          <text:p text:style-name="Text_20_body">Shell
</text:p>
        </text:list-item>
        <text:list-item>
          <text:p text:style-name="Text_20_body">General familiarity with Jenkins.
</text:p>
        </text:list-item>
        <text:list-item>
          <text:p text:style-name="Text_20_body">Gradle
</text:p>
        </text:list-item>
        <text:list-item>
          <text:p text:style-name="Text_20_body">SCons
</text:p>
        </text:list-item>
        <text:list-item>
          <text:p text:style-name="Text_20_body">Ant
</text:p>
        </text:list-item>
        <text:list-item>
          <text:p text:style-name="Text_20_body">Grunt
</text:p>
        </text:list-item>
      </text:list>
      <text:h text:style-name="Heading_20_1" text:outline-level="1">
<text:bookmark-start text:name="OrgXref.sec-5"/>
<text:bookmark text:name="sec-5"/>Hobbies
<text:bookmark-end text:name="OrgXref.sec-5"/></text:h>
      <text:list text:style-name="OrgBulletedList" text:continue-numbering="false">
        <text:list-item>
          <text:p text:style-name="Text_20_body">NLP
</text:p>
        </text:list-item>
        <text:list-item>
          <text:p text:style-name="Text_20_body">Computational Linguistics
</text:p>
        </text:list-item>
        <text:list-item>
          <text:p text:style-name="Text_20_body">Moral philosophy
</text:p>
        </text:list-item>
        <text:list-item>
          <text:p text:style-name="Text_20_body">General AI
</text:p>
        </text:list-item>
        <text:list-item>
          <text:p text:style-name="Text_20_body">Graphs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Oleg Sivokon</dc:creator>
    <meta:initial-creator>Oleg Sivokon</meta:initial-creator>
    <dc:date>2014-11-28T00:00:00</dc:date>
    <meta:creation-date>2014-11-28T00:00:00</meta:creation-date>
    <meta:generator/>
    <meta:keyword>Resume, job, employment, cv</meta:keyword>
    <dc:subject>My resume</dc:subject>
    <dc:title>Resume</dc:title>
  </office:meta>
</office:document-meta>
</file>